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41D000001DBB2D187B6D6CE553B.png" manifest:media-type="image/png"/>
  <manifest:file-entry manifest:full-path="Pictures/10000001000001090000006FEE3F5005EF3E946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pitch="variable"/>
    <style:font-face style:name="Liberation Mono5" svg:font-family="'Liberation Mono'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0e6ff" draw:textarea-horizontal-align="justify" draw:textarea-vertical-align="middle" draw:auto-grow-height="false" fo:min-height="1.518cm" fo:min-width="1.268cm"/>
      <style:paragraph-properties style:writing-mode="lr-tb"/>
    </style:style>
    <style:style style:name="gr4" style:family="graphic" style:parent-style-name="standard">
      <style:graphic-properties svg:stroke-color="#000000" draw:marker-end="Arrow_20_concave" draw:marker-end-width="0.3cm" draw:textarea-vertical-align="middle"/>
      <style:paragraph-properties style:writing-mode="lr-tb"/>
    </style:style>
    <style:style style:name="gr5" style:family="graphic" style:parent-style-name="standard">
      <style:graphic-properties svg:stroke-color="#000000" draw:fill-color="#f0e6ff" draw:textarea-horizontal-align="justify" draw:textarea-vertical-align="middle" draw:auto-grow-height="false" fo:min-height="1.25cm" fo:min-width="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13cm"/>
      <style:paragraph-properties style:writing-mode="lr-tb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2.004cm" fo:wrap-option="no-wrap"/>
      <style:paragraph-properties style:writing-mode="lr-tb"/>
    </style:style>
    <style:style style:name="gr9" style:family="graphic" style:parent-style-name="standard">
      <style:graphic-properties draw:stroke="dash" draw:stroke-dash="Long_20_dashed" svg:stroke-color="#000000" draw:marker-end="Arrow_20_concave" draw:marker-end-width="0.3cm" draw:textarea-vertical-align="middl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1.268cm"/>
      <style:paragraph-properties style:writing-mode="lr-tb"/>
    </style:style>
    <style:style style:name="gr12" style:family="graphic" style:parent-style-name="standard">
      <style:graphic-properties svg:stroke-color="#000000" draw:fill="solid" draw:fill-color="#ffe0ff" draw:textarea-horizontal-align="justify" draw:textarea-vertical-align="middle" draw:auto-grow-height="false" fo:min-height="1.518cm" fo:min-width="1.268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4cm"/>
    </style:style>
    <style:style style:name="gr14" style:family="graphic" style:parent-style-name="standard">
      <style:graphic-properties svg:stroke-color="#000000" draw:fill="gradient" draw:fill-color="#f0e6ff" draw:fill-gradient-name="Gradient_20_2" draw:textarea-horizontal-align="justify" draw:textarea-vertical-align="middle" draw:auto-grow-height="false" fo:min-height="1.25cm" fo:min-width="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98cm"/>
      <style:paragraph-properties style:writing-mode="lr-tb"/>
    </style:style>
    <style:style style:name="gr16" style:family="graphic" style:parent-style-name="standard">
      <style:graphic-properties svg:stroke-color="#000000" draw:fill-color="#ffe0ff" draw:textarea-horizontal-align="justify" draw:textarea-vertical-align="middle" draw:auto-grow-height="false" fo:min-height="1.25cm" fo:min-width="4cm"/>
    </style:style>
    <style:style style:name="gr17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2.315cm" fo:wrap-option="no-wrap"/>
      <style:paragraph-properties style:writing-mode="lr-tb"/>
    </style:style>
    <style:style style:name="gr18" style:family="graphic" style:parent-style-name="standard">
      <style:graphic-properties draw:stroke="dash" draw:stroke-dash="Long_20_dashed" svg:stroke-color="#000000" draw:fill-color="#ffe0ff" draw:opacity="100%" draw:textarea-horizontal-align="justify" draw:textarea-vertical-align="middle" draw:auto-grow-height="false" fo:min-height="1.25cm" fo:min-width="4cm" draw:shadow-opacity="10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33cm"/>
      <style:paragraph-properties style:writing-mode="lr-tb"/>
    </style:style>
    <style:style style:name="gr20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/>
    </style:style>
    <style:style style:name="gr23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title">
      <style:graphic-properties draw:auto-grow-height="true" fo:min-height="3.481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4.539cm"/>
      <style:paragraph-properties style:writing-mode="lr-tb"/>
    </style:style>
    <style:style style:name="pr8" style:family="presentation" style:parent-style-name="master-title">
      <style:graphic-properties draw:auto-grow-height="true" fo:min-height="1.737cm"/>
      <style:paragraph-properties style:writing-mode="lr-tb"/>
    </style:style>
    <style:style style:name="pr9" style:family="presentation" style:parent-style-name="master-notes">
      <style:graphic-properties fo:min-height="14.056cm"/>
      <style:paragraph-properties style:writing-mode="lr-tb"/>
    </style:style>
    <style:style style:name="pr10" style:family="presentation" style:parent-style-name="master-notes">
      <style:graphic-properties fo:min-height="14.766cm"/>
      <style:paragraph-properties style:writing-mode="lr-tb"/>
    </style:style>
    <style:style style:name="pr11" style:family="presentation" style:parent-style-name="master-title">
      <style:graphic-properties fo:min-height="1.741cm"/>
      <style:paragraph-properties style:writing-mode="lr-tb"/>
    </style:style>
    <style:style style:name="pr12" style:family="presentation" style:parent-style-name="master-outline1">
      <style:graphic-properties fo:min-height="14.15cm"/>
      <style:paragraph-properties style:writing-mode="lr-tb"/>
    </style:style>
    <style:style style:name="pr13" style:family="presentation" style:parent-style-name="master-notes">
      <style:graphic-properties draw:fill-color="#ffffff" fo:min-height="13.364cm"/>
      <style:paragraph-properties style:writing-mode="lr-tb"/>
    </style:style>
    <style:style style:name="pr14" style:family="presentation" style:parent-style-name="master-notes">
      <style:graphic-properties fo:min-height="14.721cm"/>
      <style:paragraph-properties style:writing-mode="lr-tb"/>
    </style:style>
    <style:style style:name="pr15" style:family="presentation" style:parent-style-name="master-notes">
      <style:graphic-properties draw:fill-color="#ffffff" fo:min-height="15.121cm"/>
      <style:paragraph-properties style:writing-mode="lr-tb"/>
    </style:style>
    <style:style style:name="pr16" style:family="presentation" style:parent-style-name="master-outline1" style:list-style-name="L4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.4cm" fo:margin-bottom="0.4cm"/>
    </style:style>
    <style:style style:name="P11" style:family="paragraph">
      <style:paragraph-properties fo:margin-top="0cm" fo:margin-bottom="0.2cm"/>
    </style:style>
    <style:style style:name="P12" style:family="paragraph">
      <style:paragraph-properties fo:margin-top="0.2cm" fo:margin-bottom="0.5cm"/>
    </style:style>
    <style:style style:name="P13" style:family="paragraph">
      <style:paragraph-properties fo:margin-left="0cm" fo:margin-right="0cm" fo:margin-top="0cm" fo:margin-bottom="0.203cm" fo:text-indent="-0.61cm"/>
    </style:style>
    <style:style style:name="P14" style:family="paragraph">
      <style:paragraph-properties fo:margin-top="0cm" fo:margin-bottom="0.203cm"/>
    </style:style>
    <style:style style:name="P15" style:family="paragraph">
      <loext:graphic-properties draw:fill-color="#ffffff"/>
      <style:paragraph-properties fo:margin-left="0cm" fo:margin-right="0cm" fo:margin-top="0cm" fo:margin-bottom="0.203cm" fo:text-indent="0cm" style:writing-mode="lr-tb"/>
      <style:text-properties style:font-name="Liberation Sans2" fo:font-size="14pt" style:font-size-asian="14pt" style:font-size-complex="14pt"/>
    </style:style>
    <style:style style:name="P16" style:family="paragraph">
      <style:paragraph-properties fo:margin-top="0cm" fo:margin-bottom="0.5cm"/>
    </style:style>
    <style:style style:name="P17" style:family="paragraph">
      <style:paragraph-properties fo:margin-left="0cm" fo:margin-right="0cm" fo:margin-top="0cm" fo:margin-bottom="0.2cm" fo:text-indent="-0.6cm"/>
    </style:style>
    <style:style style:name="P18" style:family="paragraph">
      <style:paragraph-properties fo:margin-left="0cm" fo:margin-right="0cm" fo:margin-top="0cm" fo:margin-bottom="0.2cm" fo:text-indent="0cm"/>
    </style:style>
    <style:style style:name="P19" style:family="paragraph">
      <style:paragraph-properties style:writing-mode="lr-tb"/>
      <style:text-properties fo:font-size="28pt" style:font-size-asian="28pt" style:font-size-complex="28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0e6ff"/>
      <style:paragraph-properties fo:text-align="center" style:writing-mode="lr-tb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-color="#f0e6ff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6" style:family="paragraph">
      <loext:graphic-properties draw:fill-color="#ffffcc"/>
      <style:paragraph-properties fo:text-align="center" style:writing-mode="lr-tb"/>
      <style:text-properties fo:font-size="14pt" style:font-size-asian="14pt" style:font-size-complex="14pt"/>
    </style:style>
    <style:style style:name="P27" style:family="paragraph">
      <style:paragraph-properties fo:margin-left="0cm" fo:margin-right="0cm" fo:margin-top="0cm" fo:margin-bottom="0.2cm" fo:text-indent="-0.6cm" style:writing-mode="lr-tb"/>
      <style:text-properties fo:font-size="28.1000003814697pt" style:text-underline-style="none"/>
    </style:style>
    <style:style style:name="P28" style:family="paragraph">
      <loext:graphic-properties draw:fill="none"/>
      <style:paragraph-properties fo:text-align="start" style:writing-mode="lr-tb"/>
      <style:text-properties style:font-name="Liberation Mono3" fo:font-size="18pt"/>
    </style:style>
    <style:style style:name="P29" style:family="paragraph">
      <loext:graphic-properties draw:fill-color="#ffffff"/>
      <style:paragraph-properties fo:text-align="center" style:writing-mode="lr-tb"/>
    </style:style>
    <style:style style:name="P30" style:family="paragraph">
      <loext:graphic-properties draw:fill="solid" draw:fill-color="#ffe0ff"/>
      <style:paragraph-properties fo:text-align="center" style:writing-mode="lr-tb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gradient" draw:fill-color="#f0e6ff" draw:fill-gradient-name="Gradient_20_2"/>
      <style:paragraph-properties fo:text-align="center"/>
    </style:style>
    <style:style style:name="P33" style:family="paragraph">
      <loext:graphic-properties draw:fill-color="#ffe0ff"/>
      <style:paragraph-properties fo:text-align="center"/>
    </style:style>
    <style:style style:name="P34" style:family="paragraph">
      <loext:graphic-properties draw:fill-color="#ffe0ff" draw:opacity="100%"/>
      <style:paragraph-properties fo:text-align="center"/>
    </style:style>
    <style:style style:name="P35" style:family="paragraph">
      <style:paragraph-properties style:writing-mode="lr-tb"/>
      <style:text-properties fo:color="#000000" loext:opacity="100%"/>
    </style:style>
    <style:style style:name="P36" style:family="paragraph">
      <loext:graphic-properties draw:fill-color="#ffffff"/>
      <style:paragraph-properties style:writing-mode="lr-tb"/>
    </style:style>
    <style:style style:name="P37" style:family="paragraph">
      <style:paragraph-properties fo:margin-top="0cm" fo:margin-bottom="0.3cm"/>
    </style:style>
    <style:style style:name="P38" style:family="paragraph">
      <style:paragraph-properties style:writing-mode="lr-tb"/>
      <style:text-properties fo:color="#ff3333" loext:opacity="100%" fo:font-size="26pt" style:font-size-asian="26pt" style:font-size-complex="26pt"/>
    </style:style>
    <style:style style:name="P39" style:family="paragraph">
      <loext:graphic-properties draw:fill-color="#999999"/>
      <style:paragraph-properties fo:text-align="center"/>
    </style:style>
    <style:style style:name="P40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Mono5" fo:font-size="14pt" style:font-size-asian="14pt" style:font-size-complex="14pt"/>
    </style:style>
    <style:style style:name="P41" style:family="paragraph">
      <style:paragraph-properties fo:margin-top="0cm" fo:margin-bottom="0.2cm" style:writing-mode="lr-tb"/>
      <style:text-properties fo:color="#000000" loext:opacity="100%" fo:font-size="22pt" style:font-size-asian="22pt" style:font-size-complex="22pt"/>
    </style:style>
    <style:style style:name="P42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loext:opacity="100%" style:font-name="Liberation Sans6" fo:font-size="14pt" style:font-size-asian="14pt" style:font-size-complex="14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style:font-name="Liberation Sans2" fo:font-size="14pt" style:font-size-asian="14pt" style:font-size-complex="1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Liberation Sans2" fo:font-size="14pt" fo:language="ru" fo:country="RU" style:text-underline-style="solid" style:text-underline-width="auto" style:text-underline-color="font-color" style:font-size-asian="14pt" style:font-size-complex="14pt"/>
    </style:style>
    <style:style style:name="T14" style:family="text">
      <style:text-properties style:font-name="Liberation Sans2" fo:font-size="14pt" fo:language="ru" fo:country="RU" style:font-size-asian="14pt" style:font-size-complex="14pt"/>
    </style:style>
    <style:style style:name="T15" style:family="text">
      <style:text-properties fo:font-size="22pt" fo:language="ru" fo:country="RU" style:font-size-asian="22pt" style:font-size-complex="22pt"/>
    </style:style>
    <style:style style:name="T16" style:family="text">
      <style:text-properties fo:color="#000000" loext:opacity="100%" fo:font-size="14pt" fo:language="ru" fo:country="RU" style:text-underline-style="none" style:font-size-asian="14pt" style:font-size-complex="14pt"/>
    </style:style>
    <style:style style:name="T17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  <style:style style:name="T22" style:family="text">
      <style:text-properties fo:color="#000000" loext:opacity="100%"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T23" style:family="text">
      <style:text-properties fo:color="#000000" loext:opacity="100%" style:font-name="Liberation Sans4" fo:font-size="14pt" fo:language="ru" fo:country="RU" style:text-underline-style="none" style:font-name-asian="Liberation Sans4" style:font-size-asian="14pt" style:font-name-complex="Liberation Sans4" style:font-size-complex="14pt"/>
    </style:style>
    <style:style style:name="T24" style:family="text">
      <style:text-properties fo:color="#000000" loext:opacity="100%"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T25" style:family="text">
      <style:text-properties fo:color="#000000" loext:opacity="100%" style:font-name="Liberation Sans4" fo:font-size="14pt" style:text-underline-style="solid" style:text-underline-width="auto" style:text-underline-color="font-color" style:font-name-asian="Liberation Sans4" style:font-size-asian="14pt" style:font-name-complex="Liberation Sans4" style:font-size-complex="14pt"/>
    </style:style>
    <style:style style:name="T26" style:family="text">
      <style:text-properties style:font-name="Liberation Mono3" fo:font-size="18pt"/>
    </style:style>
    <style:style style:name="T27" style:family="text">
      <style:text-properties fo:font-size="14pt" fo:font-style="normal" style:font-size-asian="14pt" style:font-style-asian="normal" style:font-size-complex="14pt" style:font-style-complex="normal"/>
    </style:style>
    <style:style style:name="T28" style:family="text">
      <style:text-properties fo:color="#000000" loext:opacity="100%" style:font-name="Liberation Sans4" fo:font-size="14pt" fo:language="ru" fo:country="RU" style:text-underline-style="none" fo:font-weight="bold" style:font-name-asian="Liberation Sans4" style:font-size-asian="14pt" style:font-weight-asian="bold" style:font-name-complex="Liberation Sans4" style:font-size-complex="14pt" style:font-weight-complex="bold"/>
    </style:style>
    <style:style style:name="T29" style:family="text">
      <style:text-properties fo:color="#000000" loext:opacity="100%" style:font-name="Liberation Sans4" fo:font-size="14pt" fo:language="ru" fo:country="RU" fo:font-style="italic" style:text-underline-style="none" style:font-name-asian="Liberation Sans4" style:font-size-asian="14pt" style:font-style-asian="italic" style:font-name-complex="Liberation Sans4" style:font-size-complex="14pt" style:font-style-complex="italic"/>
    </style:style>
    <style:style style:name="T30" style:family="text">
      <style:text-properties fo:color="#000000" loext:opacity="100%" style:font-name="Liberation Sans4" fo:font-size="14pt" style:text-underline-style="none" style:font-name-asian="Liberation Sans4" style:font-size-asian="14pt" style:font-name-complex="Liberation Sans4" style:font-size-complex="14pt"/>
    </style:style>
    <style:style style:name="T31" style:family="text">
      <style:text-properties fo:color="#000000" loext:opacity="100%" fo:language="ru" fo:country="RU"/>
    </style:style>
    <style:style style:name="T32" style:family="text">
      <style:text-properties fo:color="#000000" loext:opacity="100%" fo:font-size="26pt" fo:language="ru" fo:country="RU" style:font-size-asian="26pt" style:font-size-complex="26pt"/>
    </style:style>
    <style:style style:name="T33" style:family="text">
      <style:text-properties fo:color="#000000" loext:opacity="100%" fo:font-size="14pt" fo:language="ru" fo:country="RU" style:font-size-asian="14pt" style:font-size-complex="14pt"/>
    </style:style>
    <style:style style:name="T34" style:family="text">
      <style:text-properties fo:color="#000000" loext:opacity="100%" fo:font-size="14pt" fo:language="ru" fo:country="RU" fo:font-style="normal" style:font-size-asian="14pt" style:font-style-asian="normal" style:font-size-complex="14pt" style:font-style-complex="normal"/>
    </style:style>
    <style:style style:name="T35" style:family="text">
      <style:text-properties fo:color="#000000" loext:opacity="100%" fo:font-size="14pt" fo:language="ru" fo:country="RU" fo:font-style="italic" style:font-size-asian="14pt" style:font-style-asian="italic" style:font-size-complex="14pt" style:font-style-complex="italic"/>
    </style:style>
    <style:style style:name="T36" style:family="text">
      <style:text-properties fo:color="#000000" loext:opacity="100%" style:font-name="Liberation Sans6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асширяемость</text:span><text:span text:style-name="T2"><text:line-break/></text:span><text:span text:style-name="T2">Создание расширений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><text:span text:style-name="T10">Расширения в PostgreSQL</text:span></text:p>
              </text:list-item>
              <text:list-item>
                <text:p><text:span text:style-name="T10">Создание расширений</text:span></text:p>
              </text:list-item>
              <text:list-item>
                <text:p><text:span text:style-name="T10">Версии расширений и обновление</text:span></text:p>
              </text:list-item>
              <text:list-item>
                <text:p><text:span text:style-name="T10">Особенности работы утилиты pg_dum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644cm" svg:height="3.481cm" svg:x="1.2cm" svg:y="0.737cm" presentation:class="title" presentation:user-transformed="true">
          <draw:text-box>
            <text:p><text:span text:style-name="T10">Расширяемость PostgreSQL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0">Возможности</text:p>
                <text:list>
                  <text:list-item>
                    <text:p text:style-name="P11">функции и языки программирования</text:p>
                  </text:list-item>
                  <text:list-item>
                    <text:p text:style-name="P11">типы данных, операторы, методы доступа</text:p>
                  </text:list-item>
                  <text:list-item>
                    <text:p text:style-name="P12">обертки сторонних данных (FDW)</text:p>
                  </text:list-item>
                </text:list>
              </text:list-item>
              <text:list-item>
                <text:p text:style-name="P10">Механизмы</text:p>
                <text:list>
                  <text:list-item>
                    <text:p text:style-name="P11">изменяемый системный каталог</text:p>
                  </text:list-item>
                  <text:list-item>
                    <text:p text:style-name="P11">API для подключения внешних обработчиков</text:p>
                  </text:list-item>
                  <text:list-item>
                    <text:p>загрузка и выполнение пользовательского кода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5" draw:layer="layout" svg:width="16.799cm" svg:height="14.539cm" svg:x="2.1cm" svg:y="14.207cm" presentation:class="notes" presentation:user-transformed="true">
            <draw:text-box>
              <text:p text:style-name="P13"><text:span text:style-name="T11">Расширяемость — важнейшая черта PostgreSQL — это возможность подключать «на лету» новый функционал без изменения кода сервера.</text:span></text:p>
              <text:p text:style-name="P13"><text:span text:style-name="T11">Таким образом можно добавлять языки программирования</text:span><text:span text:style-name="T11"><text:line-break/></text:span><text:span text:style-name="T11">и разрабатывать на них функции, определять новые типы данных</text:span><text:span text:style-name="T11"><text:line-break/></text:span><text:span text:style-name="T11">и операторы для работы с ними, создавать новые методы доступа для типов данных, разрабатывать обертки сторонних данных для подключения к внешним источникам.</text:span></text:p>
              <text:p text:style-name="P13"><text:span text:style-name="T12">Для того чтобы это было возможным, системный каталог PostgreSQL хранит большое количество информации об объектах БД. Эта информация не </text:span><text:span text:style-name="T11">зашита жестко в код сервера. Пользователи могут изменять содержимое таблиц системного каталога, тем самым добавляя новые объекты и связанный с ними функционал.</text:span></text:p>
              <text:p text:style-name="P13"><text:span text:style-name="T11">Кроме того, в исходном коде PostgreSQL встроено большое количество хуков и различных API для подключения пользовательских функций. Это дает возможность разрабатывать такие расширения как pg_stat_statements, auto_explain, pldebugger и многие, многие другие.</text:span></text:p>
              <text:p text:style-name="P13"><text:span text:style-name="T11">Завершает картину возможность загружать в серверные процессы пользовательский код. Например, можно написать разделяемую библиотеку и подключать ее по ходу работы.</text:span></text:p>
              <text:p text:style-name="P14"><text:span text:style-name="T13"><text:a xlink:href="https://postgrespro.ru/docs/postgresql/16/extend-how" xlink:type="simple">https://postgrespro.ru/docs/postgresql/16/extend-how</text:a></text:span></text:p>
              <text:p text:style-name="P13"><text:span text:style-name="T14">В качестве предостережения следует отметить, что выполнение процессами сервера неправильно написанного пользовательского кода <text:s/>может привести к катастрофическим последствиям. Следует доверять только проверенному коду из надежных источников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20.644cm" svg:height="1.737cm" svg:x="1.2cm" svg:y="0.737cm" presentation:class="title" presentation:user-transformed="true">
          <draw:text-box>
            <text:p><text:span text:style-name="T10">Расширения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0"><text:span text:style-name="T10">Группа взаимосвязанных объектов БД</text:span></text:p>
                <text:list>
                  <text:list-item>
                    <text:p text:style-name="P11"><text:span text:style-name="T15">установка всех объектов одной командой</text:span></text:p>
                  </text:list-item>
                  <text:list-item>
                    <text:p text:style-name="P11"><text:span text:style-name="T15">невозможность удалить отдельный объект</text:span></text:p>
                  </text:list-item>
                  <text:list-item>
                    <text:p text:style-name="P11"><text:span text:style-name="T15">сохранение связи при выгрузке с помощью pg_dump</text:span></text:p>
                  </text:list-item>
                  <text:list-item>
                    <text:p text:style-name="P16"><text:span text:style-name="T15">инструменты для перехода на новую версию</text:span></text:p>
                  </text:list-item>
                </text:list>
              </text:list-item>
              <text:list-item>
                <text:p text:style-name="P10"><text:span text:style-name="T10">Источники</text:span></text:p>
                <text:list>
                  <text:list-item>
                    <text:p text:style-name="P11"><text:span text:style-name="T15">в составе дистрибутива (contrib)</text:span></text:p>
                  </text:list-item>
                  <text:list-item>
                    <text:p text:style-name="P11"><text:span text:style-name="T15">внешние расширения</text:span></text:p>
                  </text:list-item>
                  <text:list-item>
                    <text:p><text:span text:style-name="T15">возможность создания собственных расширений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8" draw:layer="layout" svg:width="16.799cm" svg:height="14.056cm" svg:x="2.1cm" svg:y="14.207cm" presentation:class="notes" presentation:user-transformed="true">
            <draw:text-box>
              <text:p text:style-name="P17"><text:span text:style-name="T6">Бывают ситуации, когда несколько объектов базы данных логически связаны между собой. Например, несколько типов данных, функции</text:span><text:span text:style-name="T6"><text:line-break/></text:span><text:span text:style-name="T6">и операторы для работы с ними, классы операторов. Такую связь можно сделать явной с помощью механизма расширений.</text:span></text:p>
              <text:p text:style-name="P17"><text:span text:style-name="T6">Это облегчает управление объектами:</text:span></text:p>
              <text:list text:style-name="L1">
                <text:list-item>
                  <text:p text:style-name="P18"><text:span text:style-name="T6">все объекты устанавливаются одной командой;</text:span></text:p>
                </text:list-item>
                <text:list-item>
                  <text:p text:style-name="P18"><text:span text:style-name="T6">невозможно удалить отдельный объект — расширение можно удалить только полностью;</text:span></text:p>
                </text:list-item>
                <text:list-item>
                  <text:p text:style-name="P18"><text:span text:style-name="T6">связь между объектами сохраняется и при создании резервной копии с помощью утилиты pg_dump;</text:span></text:p>
                </text:list-item>
                <text:list-item>
                  <text:p text:style-name="P18"><text:span text:style-name="T6">есть инструменты для управления версиями расширений.</text:span></text:p>
                </text:list-item>
              </text:list>
              <text:p text:style-name="P17"><text:span text:style-name="T16">В состав PostgreSQL входит значительное количество полезных расширений, частью из которых мы уже пользовались.</text:span></text:p>
              <text:p text:style-name="P17"><text:span text:style-name="T17"><text:a xlink:href="https://postgrespro.ru/docs/postgresql/16/contrib" xlink:type="simple">https://postgrespro.ru/docs/postgresql/16/contrib</text:a></text:span></text:p>
              <text:p text:style-name="P17"><text:span text:style-name="T17"><text:a xlink:href="https://postgrespro.ru/docs/postgresql/16/contrib-prog" xlink:type="simple">https://postgrespro.ru/docs/postgresql/16/contrib-prog</text:a></text:span></text:p>
              <text:p text:style-name="P17"><text:span text:style-name="T16">Другой источник — PostgreSQL Extension Network (PGXN) — сеть расширений по аналогии с CPAN для Perl: </text:span><text:span text:style-name="T18"><text:a xlink:href="https://pgxn.org/" xlink:type="simple">https://pgxn.org/</text:a></text:span></text:p>
              <text:p text:style-name="P17"><text:span text:style-name="T6">Расширения могут распространяться и другими способами, в том числе через пакетные репозитории дистрибутивов ОС.</text:span></text:p>
              <text:p text:style-name="P17"><text:span text:style-name="T6">В этой теме мы рассмотрим, как создавать собственные расширения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20.644cm" svg:height="1.737cm" svg:x="1.2cm" svg:y="0.737cm" presentation:class="title" presentation:user-transformed="true">
          <draw:text-box>
            <text:p><text:span text:style-name="T10">Создание расширения</text:span></text:p>
          </draw:text-box>
        </draw:frame>
        <draw:frame presentation:style-name="pr4" draw:text-style-name="P19" draw:layer="layout" svg:width="25.6cm" svg:height="14.504cm" svg:x="1.2cm" svg:y="5.1cm" presentation:class="outline" presentation:user-transformed="true">
          <draw:text-box>
            <text:list text:style-name="L3">
              <text:list-item>
                <text:p text:style-name="P10"><text:span text:style-name="T19"><text:s/></text:span></text:p>
              </text:list-item>
            </text:list>
          </draw:text-box>
        </draw:frame>
        <draw:custom-shape draw:style-name="gr3" draw:text-style-name="P21" draw:layer="layout" svg:width="2.5cm" svg:height="2.5cm" svg:x="7.064cm" svg:y="5.382cm">
          <text:p text:style-name="P20">1.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3" draw:layer="layout" svg:x1="1.264cm" svg:y1="6.633cm" svg:x2="7.065cm" svg:y2="6.634cm" svg:d="M1264 6633h2901v1h2900" svg:viewBox="0 0 5802 2">
          <text:p text:style-name="P22"><text:span text:style-name="T20">CREATE EXTENSION</text:span></text:p>
          <text:p text:style-name="P22"><text:span text:style-name="T20">VERSION '1.0'</text:span></text:p>
          <text:p text:style-name="P22"><text:span text:style-name="T20"/></text:p>
          <text:p text:style-name="P22"><text:span text:style-name="T20"/></text:p>
          <text:p text:style-name="P22"><text:span text:style-name="T20"/></text:p>
        </draw:connector>
        <draw:custom-shape draw:style-name="gr5" draw:text-style-name="P24" draw:layer="layout" svg:width="4.5cm" svg:height="1.5cm" svg:x="1.94cm" svg:y="9.986cm">
          <text:p/>
          <draw:enhanced-geometry svg:viewBox="0 0 21600 21600" draw:mirror-vertical="true" draw:mirror-horizontal="false" draw:glue-points="10800 0 0 10800 10800 21600 21600 10800" draw:text-areas="0 0 21600 ?f11" draw:type="paper" draw:modifiers="19932.648152197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25" draw:layer="layout" svg:width="3.178cm" svg:height="0.806cm" svg:x="2.601cm" svg:y="10.333cm">
          <draw:text-box>
            <text:p><text:span text:style-name="T21">имя</text:span><text:span text:style-name="T20">--1.0.sql</text:span></text:p>
          </draw:text-box>
        </draw:frame>
        <draw:custom-shape draw:style-name="gr5" draw:text-style-name="P24" draw:layer="layout" svg:width="4.5cm" svg:height="1.5cm" svg:x="1.941cm" svg:y="11.986cm">
          <text:p/>
          <draw:enhanced-geometry svg:viewBox="0 0 21600 21600" draw:mirror-vertical="true" draw:mirror-horizontal="false" draw:glue-points="10800 0 0 10800 10800 21600 21600 10800" draw:text-areas="0 0 21600 ?f11" draw:type="paper" draw:modifiers="19932.648152197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5" draw:layer="layout" svg:width="3.013cm" svg:height="0.806cm" svg:x="2.685cm" svg:y="12.333cm">
          <draw:text-box>
            <text:p><text:span text:style-name="T21">имя</text:span><text:span text:style-name="T20">.control</text:span></text:p>
          </draw:text-box>
        </draw:frame>
        <draw:custom-shape draw:style-name="gr8" draw:text-style-name="P26" draw:layer="layout" svg:width="3.556cm" svg:height="1.778cm" svg:x="1.324cm" svg:y="7.728cm">
          <text:p text:style-name="P23"><text:span text:style-name="T20">скрипт</text:span></text:p>
          <text:p text:style-name="P23"><text:span text:style-name="T20">создан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162.9463030644 27209.44350758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26" draw:layer="layout" svg:width="3.556cm" svg:height="1.778cm" svg:x="4.525cm" svg:y="14.36cm">
          <text:p text:style-name="P23"><text:span text:style-name="T20">параметр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06.77537250492 -8948.397976391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9" draw:text-style-name="P23" draw:layer="layout" svg:x1="9.565cm" svg:y1="6.618cm" svg:x2="15.366cm" svg:y2="6.619cm" svg:d="M9565 6618h2901v1h2900" svg:viewBox="0 0 5802 2">
          <text:p text:style-name="P22"><text:span text:style-name="T20">DROP EXTENSION</text:span></text:p>
          <text:p text:style-name="P22"><text:span text:style-name="T20"/></text:p>
          <text:p text:style-name="P22"><text:span text:style-name="T20"/></text:p>
          <text:p text:style-name="P22"><text:span text:style-name="T20"/></text:p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text-style-name="P27" draw:layer="layout" svg:width="16.799cm" svg:height="14.766cm" svg:x="2.1cm" svg:y="14.207cm" presentation:class="notes" presentation:user-transformed="true">
            <draw:text-box>
              <text:p text:style-name="P17"><text:span text:style-name="T16">Расширение устанавливается в базу данных командой CREATE EXTENSION. При этом должны существовать два файла:</text:span></text:p>
              <text:list text:style-name="L1">
                <text:list-item>
                  <text:p text:style-name="P18"><text:span text:style-name="T22">управляющий файл</text:span><text:span text:style-name="T16"> </text:span><text:span text:style-name="T23">«</text:span><text:span text:style-name="T24">имя</text:span><text:span text:style-name="T16">.control</text:span><text:span text:style-name="T23">»</text:span><text:span text:style-name="T16"> с параметрами расширения;</text:span></text:p>
                </text:list-item>
                <text:list-item>
                  <text:p text:style-name="P18"><text:span text:style-name="T22">скрипт создания</text:span><text:span text:style-name="T16"> объектов расширения </text:span><text:span text:style-name="T23">«</text:span><text:span text:style-name="T16">и</text:span><text:span text:style-name="T24">мя--версия</text:span><text:span text:style-name="T16">.sql</text:span><text:span text:style-name="T23">»</text:span><text:span text:style-name="T16">.</text:span></text:p>
                </text:list-item>
              </text:list>
              <text:p text:style-name="P17"><text:span text:style-name="T16">Версия традиционно имеет вид </text:span><text:span text:style-name="T23">«1.0», «1.1» и т. д., но это не обязательно: ее имя может состоять из любых символов (но не должно содержать «--» и начинаться или заканчиваться на «-»).</text:span></text:p>
              <text:p text:style-name="P17"><text:span text:style-name="T23">Обычно версию не указывают в команде CREATE EXTENSION, поскольку текущая актуальная версия записана в управляющем файле (параметр default_version) и используется по умолчанию.</text:span></text:p>
              <text:p text:style-name="P17"><text:span text:style-name="T23">Другие параметры расширения указывают зависимости от других расширений (requires), возможность перемещения объектов расширения между схемами (relocatable), возможность установки только суперпользователем (superuser) и др.</text:span></text:p>
              <text:p text:style-name="P17"><text:span text:style-name="T25"><text:a xlink:href="https://postgrespro.ru/docs/postgresql/16/extend-extensions" xlink:type="simple">https://postgrespro.ru/docs/postgresql/16/extend-extensions</text:a></text:span></text:p>
              <text:p text:style-name="P17"><text:span text:style-name="T25"><text:a xlink:href="https://postgrespro.ru/docs/postgresql/16/sql-createextension" xlink:type="simple">https://postgrespro.ru/docs/postgresql/16/sql-createextension</text:a></text:span></text:p>
              <text:p text:style-name="P17"><text:span text:style-name="T23">Расширение удаляется командой DROP EXTENSION. Скрипт для удаления объектов писать не нужно.</text:span></text:p>
              <text:p text:style-name="P17"><text:span text:style-name="T25"><text:a xlink:href="https://postgrespro.ru/docs/postgresql/16/sql-dropextension" xlink:type="simple">https://postgrespro.ru/docs/postgresql/16/sql-dropextension</text:a>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2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0" draw:text-style-name="P2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20.644cm" svg:height="1.737cm" svg:x="1.2cm" svg:y="0.737cm" presentation:class="title" presentation:user-transformed="true">
          <draw:text-box>
            <text:p><text:span text:style-name="T10">Обновление расширения</text:span></text:p>
          </draw:text-box>
        </draw:frame>
        <draw:frame presentation:style-name="pr4" draw:text-style-name="P19" draw:layer="layout" svg:width="25.6cm" svg:height="14.504cm" svg:x="1.2cm" svg:y="5.1cm" presentation:class="outline" presentation:user-transformed="true">
          <draw:text-box>
            <text:list text:style-name="L3">
              <text:list-item>
                <text:p text:style-name="P10"><text:span text:style-name="T19"><text:s/></text:span></text:p>
              </text:list-item>
            </text:list>
          </draw:text-box>
        </draw:frame>
        <draw:custom-shape draw:style-name="gr11" draw:text-style-name="P29" xml:id="id1" draw:id="id1" draw:layer="layout" svg:width="2.5cm" svg:height="2.5cm" svg:x="7.064cm" svg:y="5.382cm">
          <text:p text:style-name="P20">1.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1" xml:id="id2" draw:id="id2" draw:layer="layout" svg:width="2.5cm" svg:height="2.5cm" svg:x="15.365cm" svg:y="5.383cm">
          <text:p text:style-name="P20">1.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0" draw:layer="layout" svg:x1="9.564cm" svg:y1="6.632cm" svg:x2="15.365cm" svg:y2="6.633cm" draw:start-shape="id1" draw:start-glue-point="10" draw:end-shape="id2" draw:end-glue-point="6" svg:d="M9564 6632h2901v1h2900" svg:viewBox="0 0 5802 2">
          <text:p text:style-name="P22"><text:span text:style-name="T20">ALTER EXTENSION</text:span></text:p>
          <text:p text:style-name="P22"><text:span text:style-name="T20">UPDATE TO '1.1'</text:span></text:p>
          <text:p text:style-name="P22"><text:span text:style-name="T20"/></text:p>
          <text:p text:style-name="P22"><text:span text:style-name="T20"/></text:p>
          <text:p text:style-name="P22"><text:span text:style-name="T20"/></text:p>
        </draw:connector>
        <draw:custom-shape draw:style-name="gr12" draw:text-style-name="P30" xml:id="id3" draw:id="id3" draw:layer="layout" svg:width="2.5cm" svg:height="2.5cm" svg:x="23.666cm" svg:y="5.384cm">
          <text:p text:style-name="P20">1.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0" draw:layer="layout" svg:x1="17.865cm" svg:y1="6.633cm" svg:x2="23.666cm" svg:y2="6.634cm" draw:start-shape="id2" draw:start-glue-point="10" draw:end-shape="id3" draw:end-glue-point="6" svg:d="M17865 6633h2901v1h2900" svg:viewBox="0 0 5802 2">
          <text:p text:style-name="P22"><text:span text:style-name="T20">ALTER EXTENSION</text:span></text:p>
          <text:p text:style-name="P22"><text:span text:style-name="T20">UPDATE TO '1.2'</text:span></text:p>
          <text:p text:style-name="P22"><text:span text:style-name="T20"/></text:p>
          <text:p text:style-name="P22"><text:span text:style-name="T20"/></text:p>
          <text:p text:style-name="P22"><text:span text:style-name="T20"/></text:p>
        </draw:connector>
        <draw:connector draw:style-name="gr4" draw:text-style-name="P23" draw:layer="layout" svg:x1="1.264cm" svg:y1="6.633cm" svg:x2="7.065cm" svg:y2="6.634cm" svg:d="M1264 6633h2901v1h2900" svg:viewBox="0 0 5802 2">
          <text:p text:style-name="P22"><text:span text:style-name="T20">CREATE EXTENSION</text:span></text:p>
          <text:p text:style-name="P22"><text:span text:style-name="T20">VERSION '1.0'</text:span></text:p>
          <text:p text:style-name="P22"><text:span text:style-name="T20"/></text:p>
          <text:p text:style-name="P22"><text:span text:style-name="T20"/></text:p>
          <text:p text:style-name="P22"><text:span text:style-name="T20"/></text:p>
        </draw:connector>
        <draw:custom-shape draw:style-name="gr13" draw:text-style-name="P31" draw:layer="layout" svg:width="4.5cm" svg:height="1.5cm" svg:x="1.94cm" svg:y="9.986cm">
          <text:p/>
          <draw:enhanced-geometry svg:viewBox="0 0 21600 21600" draw:mirror-vertical="true" draw:mirror-horizontal="false" draw:glue-points="10800 0 0 10800 10800 21600 21600 10800" draw:text-areas="0 0 21600 ?f11" draw:type="paper" draw:modifiers="19932.648152197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25" draw:layer="layout" svg:width="3.178cm" svg:height="0.806cm" svg:x="2.601cm" svg:y="10.333cm">
          <draw:text-box>
            <text:p><text:span text:style-name="T21">имя</text:span><text:span text:style-name="T20">--1.0.sql</text:span></text:p>
          </draw:text-box>
        </draw:frame>
        <draw:custom-shape draw:style-name="gr14" draw:text-style-name="P32" draw:layer="layout" svg:width="4.5cm" svg:height="1.5cm" svg:x="1.941cm" svg:y="11.986cm">
          <text:p/>
          <draw:enhanced-geometry svg:viewBox="0 0 21600 21600" draw:mirror-vertical="true" draw:mirror-horizontal="false" draw:glue-points="10800 0 0 10800 10800 21600 21600 10800" draw:text-areas="0 0 21600 ?f11" draw:type="paper" draw:modifiers="19932.648152197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5" draw:layer="layout" svg:width="3.013cm" svg:height="0.806cm" svg:x="2.685cm" svg:y="12.333cm">
          <draw:text-box>
            <text:p><text:span text:style-name="T21">имя</text:span><text:span text:style-name="T20">.control</text:span></text:p>
          </draw:text-box>
        </draw:frame>
        <draw:custom-shape draw:style-name="gr5" draw:text-style-name="P24" draw:layer="layout" svg:width="4.5cm" svg:height="1.5cm" svg:x="10.141cm" svg:y="9.986cm">
          <text:p/>
          <draw:enhanced-geometry svg:viewBox="0 0 21600 21600" draw:mirror-vertical="true" draw:mirror-horizontal="false" draw:glue-points="10800 0 0 10800 10800 21600 21600 10800" draw:text-areas="0 0 21600 ?f11" draw:type="paper" draw:modifiers="19932.648152197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25" draw:layer="layout" svg:width="4.198cm" svg:height="0.806cm" svg:x="10.292cm" svg:y="10.333cm">
          <draw:text-box>
            <text:p><text:span text:style-name="T21">имя--</text:span><text:span text:style-name="T20">1.0--1.1.sql</text:span></text:p>
          </draw:text-box>
        </draw:frame>
        <draw:custom-shape draw:style-name="gr16" draw:text-style-name="P33" draw:layer="layout" svg:width="4.5cm" svg:height="1.5cm" svg:x="18.342cm" svg:y="9.986cm">
          <text:p/>
          <draw:enhanced-geometry svg:viewBox="0 0 21600 21600" draw:mirror-vertical="true" draw:mirror-horizontal="false" draw:glue-points="10800 0 0 10800 10800 21600 21600 10800" draw:text-areas="0 0 21600 ?f11" draw:type="paper" draw:modifiers="19932.648152197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25" draw:layer="layout" svg:width="4.198cm" svg:height="0.806cm" svg:x="18.493cm" svg:y="10.333cm">
          <draw:text-box>
            <text:p><text:span text:style-name="T21">имя--</text:span><text:span text:style-name="T20">1.1--1.2.sql</text:span></text:p>
          </draw:text-box>
        </draw:frame>
        <draw:custom-shape draw:style-name="gr8" draw:text-style-name="P26" draw:layer="layout" svg:width="3.556cm" svg:height="1.778cm" svg:x="1.324cm" svg:y="7.728cm">
          <text:p text:style-name="P23"><text:span text:style-name="T20">скрипт</text:span></text:p>
          <text:p text:style-name="P23"><text:span text:style-name="T20">создан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162.9463030644 27209.44350758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6" draw:layer="layout" svg:width="3.999cm" svg:height="1.778cm" svg:x="9.525cm" svg:y="7.73cm">
          <text:p text:style-name="P23"><text:span text:style-name="T20">скрипт</text:span></text:p>
          <text:p text:style-name="P23"><text:span text:style-name="T20">обновлен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56.8 27209.44350758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26" draw:layer="layout" svg:width="3.556cm" svg:height="1.778cm" svg:x="4.525cm" svg:y="14.36cm">
          <text:p text:style-name="P23"><text:span text:style-name="T20">параметр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06.77537250492 -8948.397976391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34" draw:layer="layout" svg:width="4.5cm" svg:height="1.5cm" svg:x="18.342cm" svg:y="11.986cm">
          <text:p/>
          <draw:enhanced-geometry svg:viewBox="0 0 21600 21600" draw:mirror-vertical="true" draw:mirror-horizontal="false" draw:glue-points="10800 0 0 10800 10800 21600 21600 10800" draw:text-areas="0 0 21600 ?f11" draw:type="paper" draw:modifiers="19932.648152197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5" draw:layer="layout" svg:width="4.033cm" svg:height="0.806cm" svg:x="18.576cm" svg:y="12.333cm">
          <draw:text-box>
            <text:p><text:span text:style-name="T21">имя--</text:span><text:span text:style-name="T27">1.2</text:span><text:span text:style-name="T20">.control</text:span></text:p>
          </draw:text-box>
        </draw:frame>
        <draw:custom-shape draw:style-name="gr8" draw:text-style-name="P26" draw:layer="layout" svg:width="3.556cm" svg:height="1.778cm" svg:x="20.926cm" svg:y="14.36cm">
          <text:p text:style-name="P23"><text:span text:style-name="T20">дополнит.</text:span></text:p>
          <text:p text:style-name="P23"><text:span text:style-name="T20">параметр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06.77537250492 -8948.397976391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4" draw:text-style-name="P27" draw:layer="layout" svg:width="16.799cm" svg:height="14.721cm" svg:x="2.1cm" svg:y="14.207cm" presentation:class="notes" presentation:user-transformed="true">
            <draw:text-box>
              <text:p text:style-name="P17"><text:span text:style-name="T23">Обновление версии расширения выполняется командой ALTER EXTENSION UPDATE. При этом должен существовать </text:span><text:span text:style-name="T28">скрипт обновления</text:span><text:span text:style-name="T23"> «</text:span><text:span text:style-name="T29">имя</text:span><text:span text:style-name="T23">--старая-</text:span><text:span text:style-name="T29">версия--новая-версия</text:span><text:span text:style-name="T23">.sql», содержащий необходимые для обновления команды.</text:span></text:p>
              <text:p text:style-name="P17"><text:span text:style-name="T23">Также необходимо изменить управляющий файл «</text:span><text:span text:style-name="T29">имя</text:span><text:span text:style-name="T23">.control», обновив актуальную версию и, возможно, другие параметры.</text:span></text:p>
              <text:p text:style-name="P17"><text:span text:style-name="T23">При необходимости может существовать и отдельный управляющий файл, привязанный к версии. Например, если в версии 1.2 появилась зависимость от другого расширения, то эту зависимость неправильно <text:s/>указывать в основном управляющем файле. Параметры, указанные</text:span><text:span text:style-name="T23"><text:line-break/></text:span><text:span text:style-name="T23">в дополнительном управляющем файле, более приоритетны, чем параметры основного управляющего файла.</text:span></text:p>
              <text:p text:style-name="P17"><text:span text:style-name="T23">В примере, приведенном на слайде, имеются скрипты обновления</text:span><text:span text:style-name="T23"><text:line-break/></text:span><text:span text:style-name="T23">1.0→1.1 и 1.1→1.2. Можно создать и скрипт 1.0→1.2, но, как правило, это не требуется: механизм расширений сам берет на себя выбор пути с учетом доступных переходов между версиями. Например, если установлена версия 1.0, то ее можно обновить сразу до 1.2: сначала автоматически применится скрипт 1.0→1.1, а затем 1.1→1.2.</text:span></text:p>
              <text:p text:style-name="P17"><text:span text:style-name="T23">Как и при создании, при обновлении номер версии обычно не указывают — в этом случае обновление происходит до последней актуальной версии, записанной в основном управляющем файле.</text:span></text:p>
              <text:p text:style-name="P17"><text:span text:style-name="T25"><text:a xlink:href="https://postgrespro.ru/docs/postgresql/16/sql-alterextension" xlink:type="simple">https://postgrespro.ru/docs/postgresql/16/sql-alterextension</text:a></text:span></text:p>
              <text:p text:style-name="P17"><text:span text:style-name="T30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2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0" draw:text-style-name="P2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3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0"><text:span text:style-name="T31">Расширения — упаковка взаимосвязанных объектов БД,</text:span><text:span text:style-name="T31"><text:line-break/></text:span><text:span text:style-name="T31">предназначенных для решения какой-либо задачи</text:span></text:p>
              </text:list-item>
              <text:list-item>
                <text:p text:style-name="P10"><text:span text:style-name="T31">Расширения упрощают использование функционала</text:span></text:p>
              </text:list-item>
              <text:list-item>
                <text:p text:style-name="P10"><text:span text:style-name="T31">Имеются средства для разработки собственных расшир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draw:frame presentation:style-name="pr8" draw:text-style-name="P8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4" draw:text-style-name="P38" draw:layer="layout" svg:width="25.6cm" svg:height="14.4cm" svg:x="1.2cm" svg:y="4.8cm" presentation:class="outline">
          <draw:text-box>
            <text:list text:style-name="L4">
              <text:list-item>
                <text:p text:style-name="P37"><text:span text:style-name="T32">Создайте расширение bookfmt, содержащее все необходимое для работы с типом данных для формата изданий.</text:span><text:span text:style-name="T32"><text:line-break/></text:span><text:span text:style-name="T32">Установите расширение, чтобы объединить имеющиеся</text:span><text:span text:style-name="T32"><text:line-break/></text:span><text:span text:style-name="T32">в базе данных разрозненные объекты.</text:span></text:p>
              </text:list-item>
              <text:list-item>
                <text:p text:style-name="P37"><text:span text:style-name="T32">Воспользуйтесь стандартным расширением isn для того чтобы проверить корректность кодов ISBN у имеющихся</text:span><text:span text:style-name="T32"><text:line-break/></text:span><text:span text:style-name="T32">в магазине книг.</text:span></text:p>
              </text:list-item>
            </text:list>
          </draw:text-box>
        </draw:frame>
        <draw:g draw:name="book">
          <draw:custom-shape draw:style-name="gr20" draw:text-style-name="P39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1" draw:text-style-name="P31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2" draw:text-style-name="P31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39" draw:layer="layout" svg:width="1.309cm" svg:height="0.703cm" draw:transform="rotate (1.5707963267949) translate (9.677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4" draw:text-style-name="P31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31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31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7" draw:text-style-name="P31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5" draw:text-style-name="P40" draw:layer="layout" svg:width="16.799cm" svg:height="15.121cm" svg:x="2.1cm" svg:y="14.107cm" presentation:class="notes" presentation:user-transformed="true">
            <draw:text-box>
              <text:p text:style-name="P17"><text:span text:style-name="T33">1. Объекты базы данных, относящиеся к книжному формату — тип данных book_format, приведение типов, функции, операторы и класс операторов — мы создавали в темах «Пользовательские типы данных» и «Классы операторов».</text:span></text:p>
              <text:p text:style-name="P17"><text:span text:style-name="T33">Если создать расширение так, как это показывалось в демонстрации,</text:span><text:span text:style-name="T33"><text:line-break/></text:span><text:span text:style-name="T33">то для его установки придется удалить из базы существующие объекты. Что, конечно, нежелательно для работающей системы.</text:span></text:p>
              <text:p text:style-name="P17"><text:span text:style-name="T33">Поэтому сначала создайте и установите пустое расширение, а затем напишите скрипт для его обновления, добавляющий к расширению уже имеющиеся в базе данных объекты с помощью команды ALTER EXTENSION ADD ....</text:span></text:p>
              <text:p text:style-name="P17"><text:span text:style-name="T33"/></text:p>
              <text:p text:style-name="P17"><text:span text:style-name="T33">2. В достаточно старых книгах используется 10-значный код ISBN.</text:span><text:span text:style-name="T33"><text:line-break/></text:span><text:span text:style-name="T33">С 2007 года для совместимости со штрихкодами используют 13-значный код ISBN (первые три цифры всегда равны 978).</text:span></text:p>
              <text:p text:style-name="P17"><text:span text:style-name="T33">Код имеет формат: </text:span><text:span text:style-name="T34">978</text:span><text:span text:style-name="T35"> страна изд-во издание контрольная_цифра</text:span><text:span text:style-name="T33">.</text:span></text:p>
              <text:p text:style-name="P17"><text:span text:style-name="T33">Между группами цифр обычно ставятся дефисы, но это незначащий символ. Контрольная цифра вычисляется по специальным правилам.</text:span></text:p>
              <text:p text:style-name="P17"><text:span text:style-name="T33">В расширении isn имеются функции isbn(text) для 10-значного кода</text:span><text:span text:style-name="T33"><text:line-break/></text:span><text:span text:style-name="T33">и isbn13(text) для 13-значного. Если контрольная цифра неверна, функции вызывают ошибку.</text:span></text:p>
            </draw:text-box>
          </draw:frame>
        </presentation:notes>
      </draw:page>
      <draw:page draw:name="page11" draw:style-name="dp1" draw:master-page-name="master" presentation:presentation-page-layout-name="AL1T1"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6" draw:text-style-name="P41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37"><text:span text:style-name="T32">Создайте расширение с функцией для подготовки текста</text:span><text:span text:style-name="T32"><text:line-break/></text:span><text:span text:style-name="T32">к публикации. Функция должна применить к текстовому параметру последовательность правил, выполняющих замену по регулярному выражению, и вернуть результат.</text:span><text:span text:style-name="T32"><text:line-break/></text:span><text:span text:style-name="T32">Правила должны храниться в таблице и применяться</text:span><text:span text:style-name="T32"><text:line-break/></text:span><text:span text:style-name="T32">в порядке их вставки. К предопределенным правилам пользователь может добавлять собственные.</text:span><text:span text:style-name="T32"><text:line-break/></text:span><text:span text:style-name="T32">Работа функции не должна зависеть от настройки пути поиска, но должна позволять выбрать схему при установке.</text:span></text:p>
              </text:list-item>
              <text:list-item>
                <text:p text:style-name="P37"><text:span text:style-name="T32">Установите расширение в схему typo, добавьте в таблицу пользовательское правило. Корректно ли выгружает копию базы данных утилита pg_dump? Проверьте возможность добавить правило после восстановления из резервной копии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42" draw:layer="layout" svg:width="16.799cm" svg:height="13.364cm" svg:x="2.1cm" svg:y="14.107cm" presentation:class="notes" presentation:user-transformed="true">
            <draw:text-box>
              <text:p text:style-name="P18"><text:span text:style-name="T36">1. В качестве предопределенных правил используйте, например:</text:span></text:p>
              <text:p text:style-name="P18"><text:span text:style-name="T36"><text:s text:c="8"/></text:span><text:span text:style-name="T36">(^|\s)\"(\S)</text:span><text:span text:style-name="T36"><text:tab/></text:span><text:span text:style-name="T36">→ \1«\2</text:span></text:p>
              <text:p text:style-name="P18"><text:span text:style-name="T36"><text:s text:c="8"/></text:span><text:span text:style-name="T36">(\S)\"(\s|$)</text:span><text:span text:style-name="T36"><text:tab/></text:span><text:span text:style-name="T36">→ \1»\2</text:span></text:p>
              <text:p text:style-name="P18"><text:span text:style-name="T36"><text:s text:c="8"/></text:span><text:span text:style-name="T36">(^|\s)-(\s|$)</text:span><text:span text:style-name="T36"><text:tab/></text:span><text:span text:style-name="T36">→ \1—\2</text:span></text:p>
              <text:p text:style-name="P18"><text:span text:style-name="T36">Эти правила заменяют (не всегда корректно) обычные символы на кавычки-елочки и тире:</text:span></text:p>
              <text:p text:style-name="P18"><text:span text:style-name="T36"><text:s text:c="8"/></text:span><text:span text:style-name="T36">- Буквы "р" нет, - сказал я. <text:s text:c="3"/>→ <text:s text:c="3"/>— Буквы «р» нет, — сказал я.</text:span></text:p>
              <text:p text:style-name="P18"><text:span text:style-name="T36">Чтобы обеспечить независимость от пути поиска, расширение придется сделать непереносимым. Укажите соответствующий параметр</text:span><text:span text:style-name="T36"><text:line-break/></text:span><text:span text:style-name="T36">в управляющем файла, а в теле функции используйте макрос @extschema@ для указания схемы, в которой находится таблица правил. Этот макрос будет заменен на выбранную схему при установке.</text:span></text:p>
              <text:p text:style-name="P18"><text:span text:style-name="T36"/></text:p>
              <text:p text:style-name="P18"><text:span text:style-name="T36">2. Чтобы утилита pg_dump правильно выгружала пользовательские правила, используйте функцию pg_extension_config_dump и для самой таблицы, и для последовательности, созданной для первичного ключа.</text:span></text:p>
              <text:p text:style-name="P18"><text:span text:style-name="T36">При вызове pg_dump можно указать ключи --clean и --create, чтобы копия включала в себя команды для удаления и создания базы данных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pitch="variable"/>
    <style:font-face style:name="Liberation Mono5" svg:font-family="'Liberation Mono'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e6e6ff" draw:end-color="#f0e6ff" draw:start-intensity="100%" draw:end-intensity="100%" draw:angle="300deg" draw:border="0%"/>
    <draw:gradient draw:name="Gradient_20_7" draw:display-name="Gradient 7" draw:style="linear" draw:start-color="#b8b8cc" draw:end-color="#c0b8cc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/>
      <style:paragraph-properties style:writing-mode="lr-tb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standard">
      <style:graphic-properties draw:stroke="none" draw:fill="none" draw:fill-color="#ffffff" fo:min-height="1.857cm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gr7" style:family="graphic" style:parent-style-name="standard">
      <style:graphic-properties draw:stroke="none" draw:fill="none" draw:fill-color="#ffffff" fo:min-height="1.73cm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EE3F5005EF3E946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draw:style-name="Mgr5" draw:text-style-name="MP10" draw:layer="backgroundobjects" svg:width="25.199cm" svg:height="2.107cm" svg:x="1.4cm" svg:y="15.086cm">
        <draw:text-box>
          <text:p/>
        </draw:text-box>
      </draw:frame>
      <draw:custom-shape draw:style-name="Mgr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5.24cm" svg:height="1.98cm" svg:x="1.43cm" svg:y="0.76cm">
        <draw:text-box>
          <text:p/>
        </draw:text-box>
      </draw:frame>
      <draw:frame draw:style-name="Mgr8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10" draw:layer="backgroundobjects" svg:width="16.799cm" svg:height="13.364cm" svg:x="2.1cm" svg:y="14.107cm">
          <draw:text-box>
            <text:p/>
          </draw:text-box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55M15S</meta:editing-duration>
    <meta:editing-cycles>155</meta:editing-cycles>
    <meta:generator>LibreOffice/7.3.7.2$Linux_X86_64 LibreOffice_project/30$Build-2</meta:generator>
    <dc:date>2024-10-11T16:31:11.236426463</dc:date>
    <meta:document-statistic meta:object-count="119"/>
    <meta:template xlink:type="simple" xlink:actuate="onRequest" xlink:title="master" xlink:href="../../../../../.config/libreoffice/4/user/template/master.otp" meta:date="2015-06-03T14:43:56.815095550"/>
  </office:meta>
</office:document-meta>
</file>